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Date">
            <text:p>Date</text:p>
          </table:table-cell>
          <table:table-cell table:style-name="pd1" office:value-type="string" office:value="Video#">
            <text:p>Video#</text:p>
          </table:table-cell>
          <table:table-cell table:style-name="pd1" office:value-type="string" office:value="Droplet#">
            <text:p>Droplet#</text:p>
          </table:table-cell>
          <table:table-cell table:style-name="pd1" office:value-type="string" office:value="Droplet size">
            <text:p>Droplet size</text:p>
          </table:table-cell>
          <table:table-cell table:style-name="pd1" office:value-type="string" office:value="Sample">
            <text:p>Sample</text:p>
          </table:table-cell>
          <table:table-cell table:style-name="pd1" office:value-type="string" office:value="Harvest time">
            <text:p>Harvest time</text:p>
          </table:table-cell>
          <table:table-cell table:style-name="pd1" office:value-type="string" office:value="Video time">
            <text:p>Video time</text:p>
          </table:table-cell>
          <table:table-cell table:style-name="pd1" office:value-type="string" office:value="Time (from harvest)">
            <text:p>Time (from harvest)</text:p>
          </table:table-cell>
          <table:table-cell table:style-name="pd1" office:value-type="string" office:value="Time in minutes">
            <text:p>Time in minutes</text:p>
          </table:table-cell>
          <table:table-cell table:style-name="pd1" office:value-type="string" office:value="Bacterial concentration">
            <text:p>Bacterial concentration</text:p>
          </table:table-cell>
          <table:table-cell table:style-name="pd1" office:value-type="string" office:value="Imaging plane">
            <text:p>Imaging plane</text:p>
          </table:table-cell>
          <table:table-cell table:style-name="pd1" office:value-type="string" office:value="Comments">
            <text:p>Comments</text:p>
          </table:table-cell>
          <table:table-cell table:style-name="pd1" office:value-type="string" office:value="Image type">
            <text:p>Image type</text:p>
          </table:table-cell>
          <table:table-cell table:style-name="pd1" office:value-type="string" office:value="Initial mean velocity (10 s)">
            <text:p>Initial mean velocity (10 s)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date" office:date-value="2022-01-17T00:00:00">
            <text:p>Mon Jan 17 00:00:00 20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10:00">
            <text:p>13:1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358157388148767">
            <text:p>9.358157388148767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26:00">
            <text:p>13:2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04639903504341">
            <text:p>9.0463990350434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0:00">
            <text:p>13:3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8.34960137626176">
            <text:p>8.34960137626176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3:00">
            <text:p>13:33:00</text:p>
          </table:table-cell>
          <table:table-cell office:value-type="string" office:value="01:13:00">
            <text:p>01:13:00</text:p>
          </table:table-cell>
          <table:table-cell office:value-type="float" office:value="73">
            <text:p>7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0.565391801881715">
            <text:p>10.565391801881715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5:00">
            <text:p>13:3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9.763809736115903">
            <text:p>9.763809736115903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38:00">
            <text:p>13:3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7.901644129997974">
            <text:p>7.901644129997974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2:00">
            <text:p>13:4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135507007995722">
            <text:p>4.135507007995722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5:00">
            <text:p>13:4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2.11266149786763">
            <text:p>2.11266149786763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48:00">
            <text:p>13:4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1.055814929124749">
            <text:p>1.055814929124749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50:00">
            <text:p>13:5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7794818015571425">
            <text:p>0.779481801557142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3:53:00">
            <text:p>13:53:00</text:p>
          </table:table-cell>
          <table:table-cell office:value-type="string" office:value="01:33:00">
            <text:p>01:33:00</text:p>
          </table:table-cell>
          <table:table-cell office:value-type="float" office:value="93">
            <text:p>93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6454504214303719">
            <text:p>0.6454504214303719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91.04">
            <text:p>91.04</text:p>
          </table:table-cell>
          <table:table-cell office:value-type="float" office:value="1.0">
            <text:p>1.0</text:p>
          </table:table-cell>
          <table:table-cell office:value-type="string" office:value="12:20:00">
            <text:p>12:20:00</text:p>
          </table:table-cell>
          <table:table-cell office:value-type="string" office:value="14:04:00">
            <text:p>14:04:00</text:p>
          </table:table-cell>
          <table:table-cell office:value-type="string" office:value="01:44:00">
            <text:p>01:44:00</text:p>
          </table:table-cell>
          <table:table-cell office:value-type="float" office:value="104">
            <text:p>104</text:p>
          </table:table-cell>
          <table:table-cell office:value-type="float" office:value="173">
            <text:p>173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0.5184273022830417">
            <text:p>0.5184273022830417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9.28">
            <text:p>69.28</text:p>
          </table:table-cell>
          <table:table-cell office:value-type="float" office:value="2.0">
            <text:p>2.0</text:p>
          </table:table-cell>
          <table:table-cell office:value-type="string" office:value="13:50:00">
            <text:p>13:50:00</text:p>
          </table:table-cell>
          <table:table-cell office:value-type="string" office:value="14:34:00">
            <text:p>14:34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0.898977343681521">
            <text:p>0.898977343681521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8.8">
            <text:p>88.8</text:p>
          </table:table-cell>
          <table:table-cell office:value-type="float" office:value="2.1">
            <text:p>2.1</text:p>
          </table:table-cell>
          <table:table-cell office:value-type="string" office:value="13:50:00">
            <text:p>13:50:00</text:p>
          </table:table-cell>
          <table:table-cell office:value-type="string" office:value="14:56:00">
            <text:p>14:56:00</text:p>
          </table:table-cell>
          <table:table-cell office:value-type="string" office:value="01:06:00">
            <text:p>01:06:00</text:p>
          </table:table-cell>
          <table:table-cell office:value-type="float" office:value="66">
            <text:p>66</text:p>
          </table:table-cell>
          <table:table-cell office:value-type="float" office:value="171">
            <text:p>171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0652658190469377">
            <text:p>1.0652658190469377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0.48">
            <text:p>40.48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5:54:00">
            <text:p>15:5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250897954217948">
            <text:p>1.250897954217948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2.56">
            <text:p>62.56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5:58:00">
            <text:p>15:5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0.9780347745385076">
            <text:p>0.9780347745385076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5.2">
            <text:p>95.2</text:p>
          </table:table-cell>
          <table:table-cell office:value-type="float" office:value="3.0">
            <text:p>3.0</text:p>
          </table:table-cell>
          <table:table-cell office:value-type="string" office:value="15:20:00">
            <text:p>15:20:00</text:p>
          </table:table-cell>
          <table:table-cell office:value-type="string" office:value="16:03:00">
            <text:p>16:0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67">
            <text:p>167</text:p>
          </table:table-cell>
          <table:table-cell office:value-type="string" office:value="xy">
            <text:p>xy</text:p>
          </table:table-cell>
          <table:table-cell office:value-type="string" office:value="no serine">
            <text:p>no serine</text:p>
          </table:table-cell>
          <table:table-cell office:value-type="string" office:value="bf">
            <text:p>bf</text:p>
          </table:table-cell>
          <table:table-cell office:value-type="float" office:value="1.6729677693447815">
            <text:p>1.6729677693447815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08:00">
            <text:p>17:08:00</text:p>
          </table:table-cell>
          <table:table-cell office:value-type="string" office:value="00:33:00">
            <text:p>00:33:00</text:p>
          </table:table-cell>
          <table:table-cell office:value-type="float" office:value="33">
            <text:p>33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bf">
            <text:p>bf</text:p>
          </table:table-cell>
          <table:table-cell office:value-type="float" office:value="4.329106839793107">
            <text:p>4.329106839793107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19:00">
            <text:p>17:19:00</text:p>
          </table:table-cell>
          <table:table-cell office:value-type="string" office:value="00:44:00">
            <text:p>00:44:00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47165865003903">
            <text:p>8.947165865003903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date" office:date-value="2022-01-17T00:00:00">
            <text:p>Mon Jan 17 00:00:00 20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61.44">
            <text:p>61.44</text:p>
          </table:table-cell>
          <table:table-cell office:value-type="float" office:value="4.0">
            <text:p>4.0</text:p>
          </table:table-cell>
          <table:table-cell office:value-type="string" office:value="16:35:00">
            <text:p>16:35:00</text:p>
          </table:table-cell>
          <table:table-cell office:value-type="string" office:value="17:30:00">
            <text:p>17:30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66">
            <text:p>166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972224520816491">
            <text:p>8.972224520816491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5:00">
            <text:p>13:0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751146377746519">
            <text:p>10.751146377746519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0:00">
            <text:p>13:1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353624647627075">
            <text:p>10.353624647627075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6:00">
            <text:p>13:1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05647436287132">
            <text:p>9.005647436287132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2:00">
            <text:p>13:2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31300033998434">
            <text:p>4.31300033998434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4.72">
            <text:p>54.72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0:00">
            <text:p>13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string" office:value="">
            <text:p/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48:00">
            <text:p>13:48:00</text:p>
          </table:table-cell>
          <table:table-cell office:value-type="string" office:value="01:18:00">
            <text:p>01:18:00</text:p>
          </table:table-cell>
          <table:table-cell office:value-type="float" office:value="78">
            <text:p>78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21297433758774">
            <text:p>7.121297433758774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4:00">
            <text:p>13:54:00</text:p>
          </table:table-cell>
          <table:table-cell office:value-type="string" office:value="01:24:00">
            <text:p>01:24:00</text:p>
          </table:table-cell>
          <table:table-cell office:value-type="float" office:value="84">
            <text:p>84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566026928625976">
            <text:p>7.566026928625976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3:59:00">
            <text:p>13:59:00</text:p>
          </table:table-cell>
          <table:table-cell office:value-type="string" office:value="01:29:00">
            <text:p>01:29:00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104141515860166">
            <text:p>4.104141515860166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49.6">
            <text:p>49.6</text:p>
          </table:table-cell>
          <table:table-cell office:value-type="float" office:value="1.1">
            <text:p>1.1</text:p>
          </table:table-cell>
          <table:table-cell office:value-type="string" office:value="12:30:00">
            <text:p>12:30:00</text:p>
          </table:table-cell>
          <table:table-cell office:value-type="string" office:value="14:03:00">
            <text:p>14:03:00</text:p>
          </table:table-cell>
          <table:table-cell office:value-type="string" office:value="01:33:00">
            <text:p>01:33:00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4440743876072114">
            <text:p>0.4440743876072114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4:00">
            <text:p>14:34:00</text:p>
          </table:table-cell>
          <table:table-cell office:value-type="string" office:value="00:34:00">
            <text:p>00:34:00</text:p>
          </table:table-cell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99841884834147">
            <text:p>9.099841884834147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8:00">
            <text:p>14:38:00</text:p>
          </table:table-cell>
          <table:table-cell office:value-type="string" office:value="00:38:00">
            <text:p>00:38:00</text:p>
          </table:table-cell>
          <table:table-cell office:value-type="float" office:value="38">
            <text:p>38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702111858428845">
            <text:p>7.702111858428845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9:00">
            <text:p>14:3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184749565810356">
            <text:p>7.184749565810356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837004683401419">
            <text:p>6.837004683401419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5:00">
            <text:p>14:4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6582135943127">
            <text:p>10.26582135943127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93.6">
            <text:p>93.6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9:00">
            <text:p>14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473574142177249">
            <text:p>5.473574142177249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08:00">
            <text:p>15:08:00</text:p>
          </table:table-cell>
          <table:table-cell office:value-type="string" office:value="01:08:00">
            <text:p>01:08:00</text:p>
          </table:table-cell>
          <table:table-cell office:value-type="float" office:value="68">
            <text:p>68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39985425491438">
            <text:p>8.839985425491438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1:00">
            <text:p>15:11:00</text:p>
          </table:table-cell>
          <table:table-cell office:value-type="string" office:value="01:11:00">
            <text:p>01:11:00</text:p>
          </table:table-cell>
          <table:table-cell office:value-type="float" office:value="71">
            <text:p>71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520985013295824">
            <text:p>8.520985013295824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5:00">
            <text:p>15:1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97">
            <text:p>197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063780824518126">
            <text:p>5.063780824518126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9:00">
            <text:p>15:19:00</text:p>
          </table:table-cell>
          <table:table-cell office:value-type="string" office:value="01:19:00">
            <text:p>01:19:00</text:p>
          </table:table-cell>
          <table:table-cell office:value-type="float" office:value="79">
            <text:p>79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039904078093077">
            <text:p>11.039904078093077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639763875857373">
            <text:p>11.639763875857373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7:00">
            <text:p>15:27:00</text:p>
          </table:table-cell>
          <table:table-cell office:value-type="string" office:value="01:27:00">
            <text:p>01:27:00</text:p>
          </table:table-cell>
          <table:table-cell office:value-type="float" office:value="87">
            <text:p>87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54303129620975">
            <text:p>9.954303129620975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4.8">
            <text:p>84.8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35:00">
            <text:p>15:35:00</text:p>
          </table:table-cell>
          <table:table-cell office:value-type="string" office:value="01:35:00">
            <text:p>01:35:00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4.636578542054632">
            <text:p>4.636578542054632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4.56">
            <text:p>54.5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13:00">
            <text:p>16:1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1.742363842416198">
            <text:p>1.742363842416198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0.16">
            <text:p>80.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6:20:00">
            <text:p>16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3.711262317479973">
            <text:p>3.711262317479973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1.84">
            <text:p>51.8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5:00">
            <text:p>17:5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0.9536495577928656">
            <text:p>0.9536495577928656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37.76">
            <text:p>37.76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8:00">
            <text:p>17:58:00</text:p>
          </table:table-cell>
          <table:table-cell office:value-type="string" office:value="00:58:00">
            <text:p>00:58:00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0.566987878171794">
            <text:p>0.566987878171794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date" office:date-value="2022-01-18T00:00:00">
            <text:p>Tue Jan 18 00:00:00 202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95.2">
            <text:p>95.2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8:00:00">
            <text:p>18:0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string" office:value="xz">
            <text:p>xz</text:p>
          </table:table-cell>
          <table:table-cell office:value-type="string" office:value="with percoll">
            <text:p>with percoll</text:p>
          </table:table-cell>
          <table:table-cell office:value-type="string" office:value="fl">
            <text:p>fl</text:p>
          </table:table-cell>
          <table:table-cell office:value-type="float" office:value="4.510820367415958">
            <text:p>4.510820367415958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09:00">
            <text:p>13:09:00</text:p>
          </table:table-cell>
          <table:table-cell office:value-type="string" office:value="00:39:00">
            <text:p>00:39:00</text:p>
          </table:table-cell>
          <table:table-cell office:value-type="float" office:value="39">
            <text:p>3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740403078899757">
            <text:p>12.740403078899757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15:00">
            <text:p>13:15:00</text:p>
          </table:table-cell>
          <table:table-cell office:value-type="string" office:value="00:45:00">
            <text:p>00:45:00</text:p>
          </table:table-cell>
          <table:table-cell office:value-type="float" office:value="45">
            <text:p>45</text:p>
          </table:table-cell>
          <table:table-cell office:value-type="float" office:value="185">
            <text:p>185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3.446583556342036">
            <text:p>13.446583556342036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0:00">
            <text:p>13:20:00</text:p>
          </table:table-cell>
          <table:table-cell office:value-type="string" office:value="00:50:00">
            <text:p>00:50:00</text:p>
          </table:table-cell>
          <table:table-cell office:value-type="float" office:value="50">
            <text:p>5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66149996122322">
            <text:p>12.66149996122322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25:00">
            <text:p>13:25:00</text:p>
          </table:table-cell>
          <table:table-cell office:value-type="string" office:value="00:55:00">
            <text:p>00:55:00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 office:value="xz">
            <text:p>xz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857657343144185">
            <text:p>10.857657343144185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0:00">
            <text:p>13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7.814689822614239">
            <text:p>7.814689822614239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39:00">
            <text:p>13:39:00</text:p>
          </table:table-cell>
          <table:table-cell office:value-type="string" office:value="01:09:00">
            <text:p>01:09:00</text:p>
          </table:table-cell>
          <table:table-cell office:value-type="float" office:value="69">
            <text:p>6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020512502701629">
            <text:p>5.020512502701629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44:00">
            <text:p>13:44:00</text:p>
          </table:table-cell>
          <table:table-cell office:value-type="string" office:value="01:14:00">
            <text:p>01:14:00</text:p>
          </table:table-cell>
          <table:table-cell office:value-type="float" office:value="74">
            <text:p>74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569604497730808">
            <text:p>3.569604497730808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2.4">
            <text:p>62.4</text:p>
          </table:table-cell>
          <table:table-cell office:value-type="float" office:value="1.0">
            <text:p>1.0</text:p>
          </table:table-cell>
          <table:table-cell office:value-type="string" office:value="12:30:00">
            <text:p>12:30:00</text:p>
          </table:table-cell>
          <table:table-cell office:value-type="string" office:value="13:50:00">
            <text:p>13:5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277987028732866">
            <text:p>2.277987028732866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37:00">
            <text:p>14:37:00</text:p>
          </table:table-cell>
          <table:table-cell office:value-type="string" office:value="00:37:00">
            <text:p>00:37:0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17026122944721">
            <text:p>11.17026122944721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2:00">
            <text:p>14:42:00</text:p>
          </table:table-cell>
          <table:table-cell office:value-type="string" office:value="00:42:00">
            <text:p>00:42:00</text:p>
          </table:table-cell>
          <table:table-cell office:value-type="float" office:value="42">
            <text:p>4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170406120285657">
            <text:p>5.170406120285657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48:00">
            <text:p>14:48:00</text:p>
          </table:table-cell>
          <table:table-cell office:value-type="string" office:value="00:48:00">
            <text:p>00:48:0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2.714396535780791">
            <text:p>2.714396535780791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7.12">
            <text:p>37.12</text:p>
          </table:table-cell>
          <table:table-cell office:value-type="float" office:value="2.0">
            <text:p>2.0</text:p>
          </table:table-cell>
          <table:table-cell office:value-type="string" office:value="14:00:00">
            <text:p>14:00:00</text:p>
          </table:table-cell>
          <table:table-cell office:value-type="string" office:value="14:53:00">
            <text:p>14:53:00</text:p>
          </table:table-cell>
          <table:table-cell office:value-type="string" office:value="00:53:00">
            <text:p>00:53:00</text:p>
          </table:table-cell>
          <table:table-cell office:value-type="float" office:value="53">
            <text:p>53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7921656989254442">
            <text:p>0.7921656989254442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2:00">
            <text:p>15:12:00</text:p>
          </table:table-cell>
          <table:table-cell office:value-type="string" office:value="01:12:00">
            <text:p>01:12:00</text:p>
          </table:table-cell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1.364192117416101">
            <text:p>11.364192117416101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17:00">
            <text:p>15:17:00</text:p>
          </table:table-cell>
          <table:table-cell office:value-type="string" office:value="01:17:00">
            <text:p>01:17:00</text:p>
          </table:table-cell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110859305016017">
            <text:p>8.110859305016017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2:00">
            <text:p>15:22:00</text:p>
          </table:table-cell>
          <table:table-cell office:value-type="string" office:value="01:22:00">
            <text:p>01:22:00</text:p>
          </table:table-cell>
          <table:table-cell office:value-type="float" office:value="82">
            <text:p>82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287438001021717">
            <text:p>5.287438001021717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45.12">
            <text:p>45.12</text:p>
          </table:table-cell>
          <table:table-cell office:value-type="float" office:value="2.1">
            <text:p>2.1</text:p>
          </table:table-cell>
          <table:table-cell office:value-type="string" office:value="14:00:00">
            <text:p>14:00:00</text:p>
          </table:table-cell>
          <table:table-cell office:value-type="string" office:value="15:28:00">
            <text:p>15:28:00</text:p>
          </table:table-cell>
          <table:table-cell office:value-type="string" office:value="01:28:00">
            <text:p>01:28:00</text:p>
          </table:table-cell>
          <table:table-cell office:value-type="float" office:value="88">
            <text:p>88</text:p>
          </table:table-cell>
          <table:table-cell office:value-type="float" office:value="174">
            <text:p>174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8120527380579856">
            <text:p>1.8120527380579856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8.16">
            <text:p>28.16</text:p>
          </table:table-cell>
          <table:table-cell office:value-type="float" office:value="3.0">
            <text:p>3.0</text:p>
          </table:table-cell>
          <table:table-cell office:value-type="string" office:value="15:30:00">
            <text:p>15:30:00</text:p>
          </table:table-cell>
          <table:table-cell office:value-type="string" office:value="15:59:00">
            <text:p>15:59:00</text:p>
          </table:table-cell>
          <table:table-cell office:value-type="string" office:value="00:29:00">
            <text:p>00:29:00</text:p>
          </table:table-cell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19508359978347">
            <text:p>8.819508359978347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27:00">
            <text:p>16:27:00</text:p>
          </table:table-cell>
          <table:table-cell office:value-type="string" office:value="00:57:00">
            <text:p>00:57:0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868249050022776">
            <text:p>8.868249050022776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0:00">
            <text:p>16:30:00</text:p>
          </table:table-cell>
          <table:table-cell office:value-type="string" office:value="01:00:00">
            <text:p>01:00:00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94647615032786">
            <text:p>9.94647615032786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35:00">
            <text:p>16:35:00</text:p>
          </table:table-cell>
          <table:table-cell office:value-type="string" office:value="01:05:00">
            <text:p>01:05:00</text:p>
          </table:table-cell>
          <table:table-cell office:value-type="float" office:value="65">
            <text:p>6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193615641327252">
            <text:p>10.193615641327252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40:00">
            <text:p>16:40:00</text:p>
          </table:table-cell>
          <table:table-cell office:value-type="string" office:value="01:10:00">
            <text:p>01:10:00</text:p>
          </table:table-cell>
          <table:table-cell office:value-type="float" office:value="70">
            <text:p>7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289440913746658">
            <text:p>10.289440913746658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45:00">
            <text:p>16:45:00</text:p>
          </table:table-cell>
          <table:table-cell office:value-type="string" office:value="01:15:00">
            <text:p>01:15:00</text:p>
          </table:table-cell>
          <table:table-cell office:value-type="float" office:value="75">
            <text:p>7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9.08775772154738">
            <text:p>9.08775772154738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50:00">
            <text:p>16:50:00</text:p>
          </table:table-cell>
          <table:table-cell office:value-type="string" office:value="01:20:00">
            <text:p>01:20:00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722296068607647">
            <text:p>6.722296068607647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6:55:00">
            <text:p>16:55:00</text:p>
          </table:table-cell>
          <table:table-cell office:value-type="string" office:value="01:25:00">
            <text:p>01:25:00</text:p>
          </table:table-cell>
          <table:table-cell office:value-type="float" office:value="85">
            <text:p>85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6.403774828442924">
            <text:p>6.403774828442924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12.0">
            <text:p>112.0</text:p>
          </table:table-cell>
          <table:table-cell office:value-type="float" office:value="3.1">
            <text:p>3.1</text:p>
          </table:table-cell>
          <table:table-cell office:value-type="string" office:value="15:30:00">
            <text:p>15:30:00</text:p>
          </table:table-cell>
          <table:table-cell office:value-type="string" office:value="17:00:00">
            <text:p>17:00:00</text:p>
          </table:table-cell>
          <table:table-cell office:value-type="string" office:value="01:30:00">
            <text:p>01:30:00</text:p>
          </table:table-cell>
          <table:table-cell office:value-type="float" office:value="90">
            <text:p>90</text:p>
          </table:table-cell>
          <table:table-cell office:value-type="float" office:value="185">
            <text:p>185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5.41531099394825">
            <text:p>5.41531099394825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35:00">
            <text:p>17:35:00</text:p>
          </table:table-cell>
          <table:table-cell office:value-type="string" office:value="00:35:00">
            <text:p>00:35:0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2.801323671761518">
            <text:p>12.801323671761518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0:00">
            <text:p>17:40:00</text:p>
          </table:table-cell>
          <table:table-cell office:value-type="string" office:value="00:40:00">
            <text:p>00:40:00</text:p>
          </table:table-cell>
          <table:table-cell office:value-type="float" office:value="40">
            <text:p>40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0.567842708836004">
            <text:p>10.567842708836004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3:00">
            <text:p>17:43:00</text:p>
          </table:table-cell>
          <table:table-cell office:value-type="string" office:value="00:43:00">
            <text:p>00:43:00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8.162420138867862">
            <text:p>8.162420138867862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6:00">
            <text:p>17:46:00</text:p>
          </table:table-cell>
          <table:table-cell office:value-type="string" office:value="00:46:00">
            <text:p>00:46:00</text:p>
          </table:table-cell>
          <table:table-cell office:value-type="float" office:value="46">
            <text:p>46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3.6293311682654847">
            <text:p>3.6293311682654847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49:00">
            <text:p>17:49:00</text:p>
          </table:table-cell>
          <table:table-cell office:value-type="string" office:value="00:49:00">
            <text:p>00:49:00</text:p>
          </table:table-cell>
          <table:table-cell office:value-type="float" office:value="49">
            <text:p>49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1.7785284980753553">
            <text:p>1.7785284980753553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date" office:date-value="2022-01-19T00:00:00">
            <text:p>Wed Jan 19 00:00:00 2022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6.64">
            <text:p>56.64</text:p>
          </table:table-cell>
          <table:table-cell office:value-type="float" office:value="4.0">
            <text:p>4.0</text:p>
          </table:table-cell>
          <table:table-cell office:value-type="string" office:value="17:00:00">
            <text:p>17:00:00</text:p>
          </table:table-cell>
          <table:table-cell office:value-type="string" office:value="17:52:00">
            <text:p>17:52:00</text:p>
          </table:table-cell>
          <table:table-cell office:value-type="string" office:value="00:52:00">
            <text:p>00:52:00</text:p>
          </table:table-cell>
          <table:table-cell office:value-type="float" office:value="52">
            <text:p>52</text:p>
          </table:table-cell>
          <table:table-cell office:value-type="float" office:value="199">
            <text:p>199</text:p>
          </table:table-cell>
          <table:table-cell office:value-type="string" office:value="xy">
            <text:p>xy</text:p>
          </table:table-cell>
          <table:table-cell office:value-type="string" office:value="">
            <text:p/>
          </table:table-cell>
          <table:table-cell office:value-type="string" office:value="fl">
            <text:p>fl</text:p>
          </table:table-cell>
          <table:table-cell office:value-type="float" office:value="0.8863852145119923">
            <text:p>0.88638521451199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number="urn:oasis:names:tc:opendocument:xmlns:datastyle:1.0" xmlns:ns42="urn:org:documentfoundation:names:experimental:calc:xmlns:calcext:1.0" xmlns:of="urn:oasis:names:tc:opendocument:xmlns:of:1.2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